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Courier New2" svg:font-family="'Courier New'" style:font-adornments="Regular" style:font-pitch="fixed"/>
    <style:font-face style:name="Courier New1" svg:font-family="'Courier New'" style:font-adornments="Standard"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6.999cm" table:align="margins" fo:keep-with-next="auto" style:may-break-between-rows="true"/>
    </style:style>
    <style:style style:name="NamespaceTable.A" style:family="table-column">
      <style:table-column-properties style:column-width="2.447cm" style:rel-column-width="9434*"/>
    </style:style>
    <style:style style:name="NamespaceTable.B" style:family="table-column">
      <style:table-column-properties style:column-width="6.909cm" style:rel-column-width="26635*"/>
    </style:style>
    <style:style style:name="NamespaceTable.C" style:family="table-column">
      <style:table-column-properties style:column-width="7.643cm" style:rel-column-width="29466*"/>
    </style:style>
    <style:style style:name="NamespaceTabl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NamespaceTable.C1" style:family="table-cell">
      <style:table-cell-properties fo:background-color="transparent" fo:padding="0.097cm" fo:border="0.002cm solid #000000">
        <style:background-image/>
      </style:table-cell-properties>
    </style:style>
    <style:style style:name="NamespaceTable.A2" style:family="table-cell">
      <style:table-cell-properties fo:background-color="transparent" fo:padding="0.097cm" fo:border-left="0.002cm solid #000000" fo:border-right="none" fo:border-top="none" fo:border-bottom="0.002cm solid #000000">
        <style:background-image/>
      </style:table-cell-properties>
    </style:style>
    <style:style style:name="NamespaceTable.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999cm" table:align="margins" fo:keep-with-next="auto" style:may-break-between-rows="true"/>
    </style:style>
    <style:style style:name="Table1.A" style:family="table-column">
      <style:table-column-properties style:column-width="2.45cm" style:rel-column-width="9449*"/>
    </style:style>
    <style:style style:name="Table1.B" style:family="table-column">
      <style:table-column-properties style:column-width="6.906cm" style:rel-column-width="26620*"/>
    </style:style>
    <style:style style:name="Table1.C" style:family="table-column">
      <style:table-column-properties style:column-width="7.643cm" style:rel-column-width="2946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uto" style:may-break-between-rows="true"/>
    </style:style>
    <style:style style:name="Tabelle6.A" style:family="table-column">
      <style:table-column-properties style:column-width="2.45cm" style:rel-column-width="9449*"/>
    </style:style>
    <style:style style:name="Tabelle6.B" style:family="table-column">
      <style:table-column-properties style:column-width="6.906cm" style:rel-column-width="26620*"/>
    </style:style>
    <style:style style:name="Tabelle6.C" style:family="table-column">
      <style:table-column-properties style:column-width="7.643cm" style:rel-column-width="29466*"/>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en" fo:country="US"/>
    </style:style>
    <style:style style:name="P2" style:family="paragraph" style:parent-style-name="Heading_20_2">
      <style:text-properties fo:language="en" fo:country="US"/>
    </style:style>
    <style:style style:name="P3" style:family="paragraph" style:parent-style-name="Table_20_Heading">
      <style:text-properties fo:language="en" fo:country="US"/>
    </style:style>
    <style:style style:name="P4" style:family="paragraph" style:parent-style-name="Text_20_body" style:list-style-name="BulletedList"/>
    <style:style style:name="P5" style:family="paragraph" style:parent-style-name="Text_20_body" style:list-style-name="BulletedList"/>
    <style:style style:name="T1" style:family="text">
      <style:text-properties fo:language="en" fo:country="US"/>
    </style:style>
    <style:style style:name="T2" style:family="text">
      <style:text-properties fo:font-size="10pt" fo:language="en" fo:country="US"/>
    </style:style>
    <style:style style:name="T3" style:family="text">
      <style:text-properties fo:font-size="8.5pt" style:font-size-asian="8.5pt" style:font-size-complex="8.5pt"/>
    </style:style>
    <number:date-style style:name="N5107" number:language="en" number:country="US">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Document" text:name="CommitteeName"/>
        <text:user-field-decl office:value-type="string" office:string-value="urn:oasis:names:tc:opendocument:xmlns:" text:name="DefaultNamespace"/>
        <text:user-field-decl office:value-type="string" office:string-value=":1.0" text:name="DefaultNamespaceVersion"/>
        <text:user-field-decl office:value-type="string" office:string-value="A" text:name="AppendixStrictShema"/>
        <text:user-field-decl office:value-type="string" office:string-value="v1.1" text:name="Version"/>
        <text:user-field-decl office:value-type="string" office:string-value="" text:name="revision"/>
        <text:user-field-decl office:value-type="float" office:value="39114" text:name="Date"/>
        <text:user-field-decl office:value-type="string" office:string-value="D" text:name="AppendixCoreSet"/>
      </text:user-field-decls>
      <text:list text:style-name="Outline">
        <text:list-item>
          <text:h text:style-name="Heading_20_1" text:outline-level="1">Introduction</text:h>
        </text:list-item>
      </text:list>
      <text:p text:style-name="Text_20_body"><text:span text:style-name="T1">This document defines an XML schema for </text:span>office applications<text:span text:style-name="T1"> and its semantics</text:span>. The schema is suitable for office documents, including text documents, spreadsheets, charts and graphical documents like drawings or presentations, but is not restricted to these kinds of documents.</text:p>
      <text:p text:style-name="Text_20_body">The schema provides for high-level information suitable for editing documents. It defines suitable XML structures for office documents and is friendly to transformations using XSLT or similar XML-based tools.</text:p>
      <text:p text:style-name="Text_20_body">Chapter <text:reference-ref text:reference-format="chapter" text:ref-name="Introduction"/> contains the introduction to the <text:user-field-get text:name="CommitteeName">OpenDocument</text:user-field-get> format. The structure of documents that conform to the <text:user-field-get text:name="CommitteeName">OpenDocument</text:user-field-get> specification is explained in chapter <text:reference-ref text:reference-format="chapter" text:ref-name="Document Structure"/>. Chapter <text:reference-ref text:reference-format="chapter" text:ref-name="MetaData"/> described the meta information that can be contained in such documents. Chapters <text:reference-ref text:reference-format="chapter" text:ref-name="Text Content"/> and <text:reference-ref text:reference-format="chapter" text:ref-name="Paragarph Content"/> describe their text and paragraph content. Text Fields are described in chapter <text:reference-ref text:reference-format="chapter" text:ref-name="Text Fields"/>, text indices in chapter <text:reference-ref text:reference-format="chapter" text:ref-name="Text Indices"/>.</text:p>
      <text:p text:style-name="Text_20_body">Chapter <text:reference-ref text:reference-format="chapter" text:ref-name="Table Content"/> describes the table content of a document in <text:user-field-get text:name="CommitteeName">OpenDocument</text:user-field-get> format, chapter <text:reference-ref text:reference-format="chapter" text:ref-name="Graphic Content Content"/> its graphical content, chapter <text:reference-ref text:reference-format="chapter" text:ref-name="Chart Content"/> its chart content, and chapter <text:reference-ref text:reference-format="chapter" text:ref-name="Form Content"/> its form content. Content that is common to all documents is described in chapter <text:reference-ref text:reference-format="chapter" text:ref-name="Common Content"/>. The integration of SMIL animation markup into the <text:s/><text:user-field-get text:name="CommitteeName">OpenDocument</text:user-field-get> schema is described in chapter <text:reference-ref text:reference-format="chapter" text:ref-name="SMIL Animations"/>. Chapter <text:reference-ref text:reference-format="chapter" text:ref-name="Styles"/> explains style information content, chapter <text:reference-ref text:reference-format="chapter" text:ref-name="Formatting Properties"/> specifies formatting properties that are can be used within styles. The data types used by the <text:user-field-get text:name="CommitteeName">OpenDocument</text:user-field-get> schema are described in chapter <text:reference-ref text:reference-format="chapter" text:ref-name="Data Types"/>. </text:p>
      <text:p text:style-name="Text_20_body">The <text:user-field-get text:name="CommitteeName">OpenDocument</text:user-field-get> format makes use of a package concept. These packages are described in chapter <text:reference-ref text:reference-format="chapter" text:ref-name="Package"/>.</text:p>
      <text:list text:style-name="Outline" text:continue-numbering="true">
        <text:list-item>
          <text:list text:continue-numbering="true">
            <text:list-item>
              <text:h text:style-name="P2" text:outline-level="2">Notation</text:h>
            </text:list-item>
          </text:list>
        </text:list-item>
      </text:list>
      <text:p text:style-name="Text_20_body"><text:span text:style-name="T1">Within this specification, the key words "</text:span><text:span text:style-name="RFC2119_20_Keyword"><text:span text:style-name="T1">shall</text:span></text:span><text:span text:style-name="T1">", "</text:span><text:span text:style-name="RFC2119_20_Keyword"><text:span text:style-name="T1">shall not</text:span></text:span><text:span text:style-name="T1">", "</text:span><text:span text:style-name="RFC2119_20_Keyword"><text:span text:style-name="T1">should</text:span></text:span><text:span text:style-name="T1">", "</text:span><text:span text:style-name="RFC2119_20_Keyword"><text:span text:style-name="T1">should not</text:span></text:span><text:span text:style-name="T1">" and "</text:span><text:span text:style-name="RFC2119_20_Keyword"><text:span text:style-name="T1">may</text:span></text:span><text:span text:style-name="T1">" are to be interpreted as described in Annex H of </text:span><text:span text:style-name="T1"><text:bibliography-mark text:identifier="ISO/IEC Directives" text:bibliography-type="custom2" text:title="Rules for the structure and drafting of International Standards" text:year="2004" text:custom1="ISO/IEC Directives, Part 2">[ISO/IEC Directives]</text:bibliography-mark></text:span><text:span text:style-name="T1"> if they appear in bold letters.</text:span></text:p>
      <text:list text:style-name="Outline" text:continue-numbering="true">
        <text:list-item>
          <text:list text:continue-numbering="true">
            <text:list-item>
              <text:h text:style-name="P2" text:outline-level="2"><text:reference-mark text:name="Namespaces"/>Namespaces</text:h>
            </text:list-item>
          </text:list>
        </text:list-item>
      </text:list>
      <text:p text:style-name="Text_20_body"><text:sequence-ref text:reference-format="category-and-value" text:ref-name="refTable0">Table 1</text:sequence-ref> lists the <text:span text:style-name="T1">namespaces</text:span> that are defined by the <text:user-field-get text:name="CommitteeName">OpenDocument</text:user-field-get> format and their default prefixes. For more information about XML namespaces, please refer to the <text:span text:style-name="Emphasis">Namespaces in XML</text:span> specification <text:bibliography-mark text:identifier="xml-names" text:bibliography-type="manual" text:author="Tim Bray, Dave Hollander, Andrew Layman" text:edition="REC-xml-names" text:editor="W3C" text:title="Namespaces in XML" text:year="1999" text:url="http://www.w3.org/TR/REC-xml-names/">[xml-names]</text:bibliography-mark>.</text:p>
      <text:p text:style-name="Table">Table <text:sequence text:ref-name="refTable0" text:name="Table" text:formula="ooow:Table+1" style:num-format="1">1</text:sequence>: XML <text:s/>Namespaces defined by the <text:user-field-get text:name="CommitteeName">OpenDocument</text:user-field-get> schema</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P3">Namespace</text:p>
            </table:table-cell>
          </table:table-row>
        </table:table-header-rows>
        <table:table-row>
          <table:table-cell table:style-name="NamespaceTable.A2" office:value-type="string">
            <text:p text:style-name="Table_20_Contents">office</text:p>
          </table:table-cell>
          <table:table-cell table:style-name="NamespaceTable.A2" office:value-type="string">
            <text:p text:style-name="Table_20_Contents">For all common pieces of information that are not contained in another, more specific <text:span text:style-name="T1">namespace.</text:span> </text:p>
          </table:table-cell>
          <table:table-cell table:style-name="NamespaceTable.C2" office:value-type="string">
            <text:p text:style-name="Text_20_body"><text:user-field-get text:name="DefaultNamespace">urn:oasis:names:tc:opendocument:xmlns:</text:user-field-get><text:line-break/>office<text:user-field-get text:name="DefaultNamespaceVersion">:1.0</text:user-field-get></text:p>
          </table:table-cell>
        </table:table-row>
        <table:table-row>
          <table:table-cell table:style-name="NamespaceTable.A2" office:value-type="string">
            <text:p text:style-name="Table_20_Contents">meta</text:p>
          </table:table-cell>
          <table:table-cell table:style-name="NamespaceTable.A2" office:value-type="string">
            <text:p text:style-name="Table_20_Contents">For elements and attributes that describe meta information. </text:p>
          </table:table-cell>
          <table:table-cell table:style-name="NamespaceTable.C2" office:value-type="string">
            <text:p text:style-name="Text_20_body"><text:user-field-get text:name="DefaultNamespace">urn:oasis:names:tc:opendocument:xmlns:</text:user-field-get><text:line-break/>meta<text:user-field-get text:name="DefaultNamespaceVersion">:1.0</text:user-field-get></text:p>
          </table:table-cell>
        </table:table-row>
        <table:table-row>
          <table:table-cell table:style-name="NamespaceTable.A2" office:value-type="string">
            <text:p text:style-name="Table_20_Contents">config</text:p>
          </table:table-cell>
          <table:table-cell table:style-name="NamespaceTable.A2" office:value-type="string">
            <text:p text:style-name="Table_20_Contents">For elements and attributes that describe application specific settings. </text:p>
          </table:table-cell>
          <table:table-cell table:style-name="NamespaceTable.C2" office:value-type="string">
            <text:p text:style-name="Text_20_body"><text:user-field-get text:name="DefaultNamespace">urn:oasis:names:tc:opendocument:xmlns:</text:user-field-get><text:line-break/>config<text:user-field-get text:name="DefaultNamespaceVersion">:1.0</text:user-field-get></text:p>
          </table:table-cell>
        </table:table-row>
        <table:table-row>
          <table:table-cell table:style-name="NamespaceTable.A2" office:value-type="string">
            <text:p text:style-name="Table_20_Contents">text</text:p>
          </table:table-cell>
          <table:table-cell table:style-name="NamespaceTable.A2" office:value-type="string">
            <text:p text:style-name="Table_20_Contents">For elements and attributes that may occur within text documents and text parts of other document types, such as the contents of a spreadsheet cell. </text:p>
          </table:table-cell>
          <table:table-cell table:style-name="NamespaceTable.C2" office:value-type="string">
            <text:p text:style-name="Text_20_body"><text:user-field-get text:name="DefaultNamespace">urn:oasis:names:tc:opendocument:xmlns:</text:user-field-get><text:line-break/>text<text:user-field-get text:name="DefaultNamespaceVersion">:1.0</text:user-field-get></text:p>
          </table:table-cell>
        </table:table-row>
        <table:table-row>
          <table:table-cell table:style-name="NamespaceTable.A2" office:value-type="string">
            <text:p text:style-name="Table_20_Contents">table</text:p>
          </table:table-cell>
          <table:table-cell table:style-name="NamespaceTable.A2" office:value-type="string">
            <text:p text:style-name="Table_20_Contents">For elements and attributes that may occur within spreadsheets or within table definitions of a text document. </text:p>
          </table:table-cell>
          <table:table-cell table:style-name="NamespaceTable.C2" office:value-type="string">
            <text:p text:style-name="Text_20_body"><text:user-field-get text:name="DefaultNamespace">urn:oasis:names:tc:opendocument:xmlns:</text:user-field-get><text:line-break/>table<text:user-field-get text:name="DefaultNamespaceVersion">:1.0</text:user-field-get></text:p>
          </table:table-cell>
        </table:table-row>
        <table:table-row>
          <table:table-cell table:style-name="NamespaceTable.A2" office:value-type="string">
            <text:p text:style-name="Table_20_Contents">drawing</text:p>
          </table:table-cell>
          <table:table-cell table:style-name="NamespaceTable.A2" office:value-type="string">
            <text:p text:style-name="Table_20_Contents">For elements and attributes that describe graphic content.</text:p>
          </table:table-cell>
          <table:table-cell table:style-name="NamespaceTable.C2" office:value-type="string">
            <text:p text:style-name="Text_20_body"><text:user-field-get text:name="DefaultNamespace">urn:oasis:names:tc:opendocument:xmlns:</text:user-field-get><text:line-break/>drawing<text:user-field-get text:name="DefaultNamespaceVersion">:1.0</text:user-field-get></text:p>
          </table:table-cell>
        </table:table-row>
        <table:table-row>
          <table:table-cell table:style-name="NamespaceTable.A2" office:value-type="string">
            <text:p text:style-name="Table_20_Contents">presentation</text:p>
          </table:table-cell>
          <table:table-cell table:style-name="NamespaceTable.A2" office:value-type="string">
            <text:p text:style-name="Table_20_Contents">For elements and attributes that describe presentation content.</text:p>
          </table:table-cell>
          <table:table-cell table:style-name="NamespaceTable.C2" office:value-type="string">
            <text:p text:style-name="Text_20_body"><text:user-field-get text:name="DefaultNamespace">urn:oasis:names:tc:opendocument:xmlns:</text:user-field-get><text:line-break/>presentation<text:user-field-get text:name="DefaultNamespaceVersion">:1.0</text:user-field-get></text:p>
          </table:table-cell>
        </table:table-row>
        <table:table-row>
          <table:table-cell table:style-name="NamespaceTable.A2" office:value-type="string">
            <text:p text:style-name="Table_20_Contents">dr3d</text:p>
          </table:table-cell>
          <table:table-cell table:style-name="NamespaceTable.A2" office:value-type="string">
            <text:p text:style-name="Table_20_Contents">For elements and attributes that describe 3D graphic content.</text:p>
          </table:table-cell>
          <table:table-cell table:style-name="NamespaceTable.C2" office:value-type="string">
            <text:p text:style-name="Text_20_body"><text:user-field-get text:name="DefaultNamespace">urn:oasis:names:tc:opendocument:xmlns:</text:user-field-get><text:line-break/>dr3d<text:user-field-get text:name="DefaultNamespaceVersion">:1.0</text:user-field-get></text:p>
          </table:table-cell>
        </table:table-row>
        <table:table-row>
          <table:table-cell table:style-name="NamespaceTable.A2" office:value-type="string">
            <text:p text:style-name="Text_20_body">anim</text:p>
          </table:table-cell>
          <table:table-cell table:style-name="NamespaceTable.A2" office:value-type="string">
            <text:p text:style-name="Text_20_body">For elements and attributes that describe animation content.</text:p>
          </table:table-cell>
          <table:table-cell table:style-name="NamespaceTable.C2" office:value-type="string">
            <text:p text:style-name="Text_20_body"><text:user-field-get text:name="DefaultNamespace">urn:oasis:names:tc:opendocument:xmlns:</text:user-field-get><text:line-break/>animation<text:user-field-get text:name="DefaultNamespaceVersion">:1.0</text:user-field-get></text:p>
          </table:table-cell>
        </table:table-row>
        <table:table-row>
          <table:table-cell table:style-name="NamespaceTable.A2" office:value-type="string">
            <text:p text:style-name="Table_20_Contents">chart</text:p>
          </table:table-cell>
          <table:table-cell table:style-name="NamespaceTable.A2" office:value-type="string">
            <text:p text:style-name="Table_20_Contents">For elements and attributes that describe chart content.</text:p>
          </table:table-cell>
          <table:table-cell table:style-name="NamespaceTable.C2" office:value-type="string">
            <text:p text:style-name="Text_20_body"><text:user-field-get text:name="DefaultNamespace">urn:oasis:names:tc:opendocument:xmlns:</text:user-field-get><text:line-break/>chart<text:user-field-get text:name="DefaultNamespaceVersion">:1.0</text:user-field-get></text:p>
          </table:table-cell>
        </table:table-row>
        <table:table-row>
          <table:table-cell table:style-name="NamespaceTable.A2" office:value-type="string">
            <text:p text:style-name="Table_20_Contents">form</text:p>
          </table:table-cell>
          <table:table-cell table:style-name="NamespaceTable.A2" office:value-type="string">
            <text:p text:style-name="Table_20_Contents">For elements and attributes that describe forms and controls. </text:p>
          </table:table-cell>
          <table:table-cell table:style-name="NamespaceTable.C2" office:value-type="string">
            <text:p text:style-name="Text_20_body"><text:user-field-get text:name="DefaultNamespace">urn:oasis:names:tc:opendocument:xmlns:</text:user-field-get><text:line-break/>form<text:user-field-get text:name="DefaultNamespaceVersion">:1.0</text:user-field-get></text:p>
          </table:table-cell>
        </table:table-row>
        <table:table-row>
          <table:table-cell table:style-name="NamespaceTable.A2" office:value-type="string">
            <text:p text:style-name="Table_20_Contents">script</text:p>
          </table:table-cell>
          <table:table-cell table:style-name="NamespaceTable.A2" office:value-type="string">
            <text:p text:style-name="Table_20_Contents">For elements and attributes that represent scripts or events. </text:p>
          </table:table-cell>
          <table:table-cell table:style-name="NamespaceTable.C2" office:value-type="string">
            <text:p text:style-name="Text_20_body"><text:user-field-get text:name="DefaultNamespace">urn:oasis:names:tc:opendocument:xmlns:</text:user-field-get><text:line-break/>script<text:user-field-get text:name="DefaultNamespaceVersion">:1.0</text:user-field-get></text:p>
          </table:table-cell>
        </table:table-row>
        <table:table-row>
          <table:table-cell table:style-name="NamespaceTable.A2" office:value-type="string">
            <text:p text:style-name="Table_20_Contents">style</text:p>
          </table:table-cell>
          <table:table-cell table:style-name="NamespaceTable.A2" office:value-type="string">
            <text:p text:style-name="Table_20_Contents">For elements and attributes that describe the style and inheritance model used by the <text:span text:style-name="T2"><text:user-field-get text:name="CommitteeName">OpenDocument</text:user-field-get></text:span><text:span text:style-name="T2"> format</text:span> as well as some common formatting attributes. </text:p>
          </table:table-cell>
          <table:table-cell table:style-name="NamespaceTable.C2" office:value-type="string">
            <text:p text:style-name="Text_20_body"><text:user-field-get text:name="DefaultNamespace">urn:oasis:names:tc:opendocument:xmlns:</text:user-field-get><text:line-break/>style<text:user-field-get text:name="DefaultNamespaceVersion">:1.0</text:user-field-get></text:p>
          </table:table-cell>
        </table:table-row>
        <table:table-row>
          <table:table-cell table:style-name="NamespaceTable.A2" office:value-type="string">
            <text:p text:style-name="Table_20_Contents">number</text:p>
          </table:table-cell>
          <table:table-cell table:style-name="NamespaceTable.A2" office:value-type="string">
            <text:p text:style-name="Table_20_Contents">For elements and attributes that describe data style information.</text:p>
          </table:table-cell>
          <table:table-cell table:style-name="NamespaceTable.C2" office:value-type="string">
            <text:p text:style-name="Text_20_body"><text:user-field-get text:name="DefaultNamespace">urn:oasis:names:tc:opendocument:xmlns:</text:user-field-get><text:line-break/><text:span text:style-name="T1">data style</text:span><text:span text:style-name="T1"><text:user-field-get text:name="DefaultNamespaceVersion">:1.0</text:user-field-get></text:span></text:p>
          </table:table-cell>
        </table:table-row>
        <table:table-row>
          <table:table-cell table:style-name="NamespaceTable.A2" office:value-type="string">
            <text:p text:style-name="Table_20_Contents">manifest</text:p>
          </table:table-cell>
          <table:table-cell table:style-name="NamespaceTable.A2" office:value-type="string">
            <text:p text:style-name="Table_20_Contents">For 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span text:style-name="T1"><text:user-field-get text:name="DefaultNamespaceVersion">:1.0</text:user-field-get></text:span></text:p>
          </table:table-cell>
        </table:table-row>
      </table:table>
      <text:p text:style-name="Text_20_body"><text:sequence-ref text:reference-format="category-and-value" text:ref-name="refTable1">Table 2</text:sequence-ref> lists the <text:span text:style-name="T1">namespaces</text:span> that are defined by the <text:user-field-get text:name="CommitteeName">OpenDocument</text:user-field-get> format, but contain elements and attributes whose semantics are compatible to elements and attributes from other specifications.</text:p>
      <text:p text:style-name="Table">Table <text:sequence text:ref-name="refTable1" text:name="Table" text:formula="ooow:Table+1" style:num-format="1">2</text:sequence>: XML Namespaces defined by the <text:s/><text:user-field-get text:name="CommitteeName">OpenDocument</text:user-field-get> schema that include elements and attributes that are compatible to elements and attributes of other standard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efix</text:p>
            </table:table-cell>
            <table:table-cell table:style-name="Table1.A1" office:value-type="string">
              <text:p text:style-name="Table_20_Heading">Description</text:p>
            </table:table-cell>
            <table:table-cell table:style-name="Table1.C1" office:value-type="string">
              <text:p text:style-name="P3">Namespace</text:p>
            </table:table-cell>
          </table:table-row>
        </table:table-header-rows>
        <table:table-row>
          <table:table-cell table:style-name="Table1.A2" office:value-type="string">
            <text:p text:style-name="Table_20_Contents">fo</text:p>
          </table:table-cell>
          <table:table-cell table:style-name="Table1.A2" office:value-type="string">
            <text:p text:style-name="Table_20_Contents">For attributes that are compatible to attributes defined in <text:bibliography-mark text:identifier="XSL" text:bibliography-type="manual" text:author="W3C" text:editor="W3C" text:title="Extensible Stylesheet Language (XSL)" text:year="2001" text:url="http://www.w3.org/TR/2001/REC-xsl-20011015/">[XSL]</text:bibliography-mark>.</text:p>
          </table:table-cell>
          <table:table-cell table:style-name="Table1.C2" office:value-type="string">
            <text:p text:style-name="Text_20_body"><text:user-field-get text:name="DefaultNamespace">urn:oasis:names:tc:opendocument:xmlns:</text:user-field-get><text:line-break/>xsl-fo-compatible<text:user-field-get text:name="DefaultNamespaceVersion">:1.0</text:user-field-get></text:p>
          </table:table-cell>
        </table:table-row>
        <table:table-row>
          <table:table-cell table:style-name="Table1.A2" office:value-type="string">
            <text:p text:style-name="P1">svg</text:p>
          </table:table-cell>
          <table:table-cell table:style-name="Table1.A2" office:value-type="string">
            <text:p text:style-name="Table_20_Contents">For elements and attributes that are compatible to elements or attributes defined in <text:bibliography-mark text:identifier="SVG" text:bibliography-type="manual" text:author="Jon Ferraiolo, 藤沢 淳 (FUJISAWA Jun), Dean Jackson" text:editor="W3C" text:title="Scalable Vector Graphics (SVG) 1.1" text:year="2003" text:url="http://www.w3.org/TR/2003/REC-SVG11-20030114/">[SVG]</text:bibliography-mark>.</text:p>
          </table:table-cell>
          <table:table-cell table:style-name="Table1.C2" office:value-type="string">
            <text:p text:style-name="Text_20_body"><text:user-field-get text:name="DefaultNamespace">urn:oasis:names:tc:opendocument:xmlns:</text:user-field-get><text:line-break/>svg-compatible<text:user-field-get text:name="DefaultNamespaceVersion">:1.0</text:user-field-get></text:p>
          </table:table-cell>
        </table:table-row>
        <table:table-row>
          <table:table-cell table:style-name="Table1.A2" office:value-type="string">
            <text:p text:style-name="Text_20_body">smil</text:p>
          </table:table-cell>
          <table:table-cell table:style-name="Table1.A2" office:value-type="string">
            <text:p text:style-name="Text_20_body">For attributes that are compatible to attributes defined in <text:bibliography-mark text:identifier="SMIL20" text:bibliography-type="manual" text:author="W3C" text:editor="W3C" text:title="Synchronized Multimedia Integration Language 2.0 (SMIL 2.0)" text:year="2001" text:url="http://www.w3.org/TR/smil20/">[SMIL20]</text:bibliography-mark>.</text:p>
          </table:table-cell>
          <table:table-cell table:style-name="Table1.C2" office:value-type="string">
            <text:p text:style-name="Text_20_body"><text:user-field-get text:name="DefaultNamespace">urn:oasis:names:tc:opendocument:xmlns:</text:user-field-get><text:line-break/>smil-compatible<text:user-field-get text:name="DefaultNamespaceVersion">:1.0</text:user-field-get></text:p>
          </table:table-cell>
        </table:table-row>
      </table:table>
      <text:p text:style-name="Text_20_body"><text:sequence-ref text:reference-format="category-and-value" text:ref-name="refTable2">Table 3</text:sequence-ref> lists the <text:span text:style-name="T1">namespaces</text:span> that are imported into the <text:user-field-get text:name="CommitteeName">OpenDocument</text:user-field-get> format and their default prefixes.</text:p>
      <text:p text:style-name="Table">Table <text:sequence text:ref-name="refTable2" text:name="Table" text:formula="ooow:Table+1" style:num-format="1">3</text:sequence>: XML Namespaces used by the <text:s/><text:user-field-get text:name="CommitteeName">OpenDocument</text:user-field-get> schema</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Prefix</text:p>
            </table:table-cell>
            <table:table-cell table:style-name="Tabelle6.A1" office:value-type="string">
              <text:p text:style-name="Table_20_Heading">Description</text:p>
            </table:table-cell>
            <table:table-cell table:style-name="Tabelle6.C1" office:value-type="string">
              <text:p text:style-name="P3">Namespace</text:p>
            </table:table-cell>
          </table:table-row>
        </table:table-header-rows>
        <table:table-row>
          <table:table-cell table:style-name="Tabelle6.A2" office:value-type="string">
            <text:p text:style-name="Table_20_Contents">dc</text:p>
          </table:table-cell>
          <table:table-cell table:style-name="Tabelle6.A2" office:value-type="string">
            <text:p text:style-name="Table_20_Contents">The Dublin Core Namespace (see <text:bibliography-mark text:identifier="DCMI" text:bibliography-type="manual" text:author="-" text:editor="Dublin Core Metadata Initiative" text:title="Dublin Core Metadata Element Set, Version 1.1: Reference Description" text:year="2003" text:url="http://www.dublincore.org/documents/dces/">[DCMI]</text:bibliography-mark>).</text:p>
          </table:table-cell>
          <table:table-cell table:style-name="Tabelle6.C2" office:value-type="string">
            <text:p text:style-name="Table_20_Contents">http://purl.org/dc/elements/1.1/</text:p>
          </table:table-cell>
        </table:table-row>
        <table:table-row>
          <table:table-cell table:style-name="Tabelle6.A2" office:value-type="string">
            <text:p text:style-name="P1">xlink</text:p>
          </table:table-cell>
          <table:table-cell table:style-name="Tabelle6.A2" office:value-type="string">
            <text:p text:style-name="Table_20_Contents">The <text:span text:style-name="T1">XLink</text:span> namespace (see <text:bibliography-mark text:identifier="XLink" text:bibliography-type="manual" text:author="Steve DeRose, Eve Maler, David Orchard" text:edition="XLink" text:editor="W3C" text:title="XML Linking Language" text:year="2001" text:url="http://www.w3c.org/TR/xlink/">[XLink]</text:bibliography-mark>).</text:p>
          </table:table-cell>
          <table:table-cell table:style-name="Tabelle6.C2" office:value-type="string">
            <text:p text:style-name="Table_20_Contents">http://www.w3.org/1999/xlink</text:p>
          </table:table-cell>
        </table:table-row>
        <table:table-row>
          <table:table-cell table:style-name="Tabelle6.A2" office:value-type="string">
            <text:p text:style-name="Table_20_Contents">math</text:p>
          </table:table-cell>
          <table:table-cell table:style-name="Tabelle6.A2" office:value-type="string">
            <text:p text:style-name="Table_20_Contents">MathML Namespace (see <text:bibliography-mark text:identifier="MathML" text:bibliography-type="manual" text:author="David Carlisle, Patrick Ion, Robert Miner, Nico Poppelier" text:editor="W3C" text:title="Mathematical Markup Language (MathML) Version 2.0 (Second Edition)" text:year="2003" text:url="http://www.w3.org/TR/2003/REC-MathML2-20031021/">[MathML]</text:bibliography-mark>)</text:p>
          </table:table-cell>
          <table:table-cell table:style-name="Tabelle6.C2" office:value-type="string">
            <text:p text:style-name="Table_20_Contents">http://www.w3.org/1998/Math/MathML</text:p>
          </table:table-cell>
        </table:table-row>
        <table:table-row>
          <table:table-cell table:style-name="Tabelle6.A2" office:value-type="string">
            <text:p text:style-name="Text_20_body">xforms</text:p>
          </table:table-cell>
          <table:table-cell table:style-name="Tabelle6.A2" office:value-type="string">
            <text:p text:style-name="Text_20_body">The XForms namespace (see <text:bibliography-mark text:identifier="XForms" text:bibliography-type="manual" text:author="W3C" text:editor="W3C" text:title="XForms" text:year="2004" text:url="http://www.w3.org/TR/xforms/">[XForms]</text:bibliography-mark>).</text:p>
          </table:table-cell>
          <table:table-cell table:style-name="Tabelle6.C2" office:value-type="string">
            <text:p text:style-name="Text_20_body">http://www.w3.org/2002/xforms</text:p>
          </table:table-cell>
        </table:table-row>
      </table:table>
      <text:list text:style-name="Outline" text:continue-numbering="true">
        <text:list-item>
          <text:list text:continue-numbering="true">
            <text:list-item>
              <text:h text:style-name="Heading_20_2" text:outline-level="2">Relax-NG Schema</text:h>
            </text:list-item>
          </text:list>
        </text:list-item>
      </text:list>
      <text:p text:style-name="Text_20_body">The normative XML Schema for the <text:user-field-get text:name="CommitteeName">OpenDocument</text:user-field-get> format is embedded within this specification. It can be obtained from the specification document by concatenating all schema fragments contained in chapters <text:reference-ref text:reference-format="chapter" text:ref-name="Introduction"/> to <text:reference-ref text:reference-format="chapter" text:ref-name="Last Schema Chapter"/>. All schema fragments have a gray background color and line numbers.</text:p>
      <text:p text:style-name="Text_20_body">The schema language used within this specification is Relax-NG (see <text:bibliography-mark text:identifier="RNG" text:bibliography-type="custom2" text:editor="ISO/IEC" text:title="Document Schema Definition Language (DSDL) -- Part 2: Regular-grammar-based validation -- RELAX NG" text:year="2003" text:url="http://oasis-open.org/committees/relax-ng/spec-20011203.html" text:custom1="ISO/IEC 19757-2">[RNG]</text:bibliography-mark>). The attribute default value feature specified in <text:bibliography-mark text:identifier="RNG-Compat" text:bibliography-type="manual" text:author="James Clark, MURATA Makoto" text:editor="OASIS" text:title="RELAX NG DTD Compatibility" text:year="2001" text:url="http://www.oasis-open.org/committees/relax-ng/compatibility-20011203.html">[RNG-Compat]</text:bibliography-mark> is used to provide attribute default values.</text:p>
      <text:p text:style-name="Text_20_body">The schema provided in this specification permits arbitrary content within meta information elements and formatting properties elements as described in section <text:reference-ref text:reference-format="chapter" text:ref-name="Document Processing"/>. Appendix <text:user-field-get text:name="AppendixStrictShema">A</text:user-field-get> contains a schema that restricts the content within these elements to the attributes and elements defined in this specification.</text:p>
      <text:p text:style-name="Text_20_body"><text:span text:style-name="Emphasis">Prefix for the normative Relax-NG schema:</text:span></text:p>
      <text:p text:style-name="RelaxNG">&lt;?xml version="1.0" encoding="UTF-8"?&gt;</text:p>
      <text:p text:style-name="RelaxNG">&lt;!--</text:p>
      <text:p text:style-name="RelaxNG"><text:tab/>OASIS <text:user-field-get text:name="CommitteeName">OpenDocument</text:user-field-get> <text:user-field-get text:name="Version">v1.1</text:user-field-get></text:p>
      <text:p text:style-name="RelaxNG"><text:tab/><text:conditional-text text:condition="ooow:EditorialStatus == &quot;0&quot;" text:string-value-if-true="Proposal" text:string-value-if-false="" text:current-value="true"/><text:conditional-text text:condition="ooow:EditorialStatus == &quot;1&quot;" text:string-value-if-true="Draft" text:string-value-if-false="" text:current-value="true"/><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OASIS Standard" text:string-value-if-false="">OASIS Standard</text:conditional-text><text:user-field-get text:name="revision"/>, <text:user-field-get style:data-style-name="N5107" text:name="Date">1 Feb 2007</text:user-field-get></text:p>
      <text:p text:style-name="RelaxNG"><text:tab/>Relax-NG Schema</text:p>
      <text:p text:style-name="RelaxNG"/>
      <text:p text:style-name="RelaxNG"><text:tab/><text:user-defined text:name="Info 1"/></text:p>
      <text:p text:style-name="RelaxNG"/>
      <text:p text:style-name="RelaxNG"><text:tab/>© 2002-2007 OASIS Open</text:p>
      <text:p text:style-name="RelaxNG"><text:tab/>© 1999-2007 Sun Microsystems, Inc.</text:p>
      <text:p text:style-name="RelaxNG">--&gt;</text:p>
      <text:p text:style-name="RelaxNG"/>
      <text:p text:style-name="RelaxNG">&lt;grammar</text:p>
      <text:p text:style-name="RelaxNG"><text:tab/>xmlns="http://relaxng.org/ns/structure/1.0"</text:p>
      <text:p text:style-name="RelaxNG"><text:tab/>xmlns:a="http://relaxng.org/ns/compatibility/annotations/1.0"</text:p>
      <text:p text:style-name="RelaxNG"/>
      <text:p text:style-name="RelaxNG"><text:tab/>datatypeLibrary="http://www.w3.org/2001/XMLSchema-datatypes"</text:p>
      <text:p text:style-name="RelaxNG"/>
      <text:p text:style-name="RelaxNG"><text:tab/>xmlns:office="<text:user-field-get text:name="DefaultNamespace">urn:oasis:names:tc:opendocument:xmlns:</text:user-field-get>office<text:user-field-get text:name="DefaultNamespaceVersion">:1.0</text:user-field-get>"</text:p>
      <text:p text:style-name="RelaxNG"><text:tab/>xmlns:meta="<text:user-field-get text:name="DefaultNamespace">urn:oasis:names:tc:opendocument:xmlns:</text:user-field-get>meta<text:user-field-get text:name="DefaultNamespaceVersion">:1.0</text:user-field-get>"</text:p>
      <text:p text:style-name="RelaxNG"><text:tab/>xmlns:config="<text:user-field-get text:name="DefaultNamespace">urn:oasis:names:tc:opendocument:xmlns:</text:user-field-get>config<text:user-field-get text:name="DefaultNamespaceVersion">:1.0</text:user-field-get>"</text:p>
      <text:p text:style-name="RelaxNG"><text:tab/>xmlns:text="<text:user-field-get text:name="DefaultNamespace">urn:oasis:names:tc:opendocument:xmlns:</text:user-field-get>text<text:user-field-get text:name="DefaultNamespaceVersion">:1.0</text:user-field-get>"</text:p>
      <text:p text:style-name="RelaxNG"><text:tab/>xmlns:table="<text:user-field-get text:name="DefaultNamespace">urn:oasis:names:tc:opendocument:xmlns:</text:user-field-get>table<text:user-field-get text:name="DefaultNamespaceVersion">:1.0</text:user-field-get>"</text:p>
      <text:p text:style-name="RelaxNG"><text:tab/>xmlns:draw="<text:user-field-get text:name="DefaultNamespace">urn:oasis:names:tc:opendocument:xmlns:</text:user-field-get>drawing<text:user-field-get text:name="DefaultNamespaceVersion">:1.0</text:user-field-get>"</text:p>
      <text:p text:style-name="RelaxNG"><text:tab/>xmlns:presentation="<text:user-field-get text:name="DefaultNamespace">urn:oasis:names:tc:opendocument:xmlns:</text:user-field-get><text:span text:style-name="T3">presentation</text:span><text:user-field-get text:name="DefaultNamespaceVersion">:1.0</text:user-field-get>"</text:p>
      <text:p text:style-name="RelaxNG"><text:tab/>xmlns:dr3d="<text:user-field-get text:name="DefaultNamespace">urn:oasis:names:tc:opendocument:xmlns:</text:user-field-get>dr3d<text:user-field-get text:name="DefaultNamespaceVersion">:1.0</text:user-field-get>"</text:p>
      <text:p text:style-name="RelaxNG"><text:tab/>xmlns:chart="<text:user-field-get text:name="DefaultNamespace">urn:oasis:names:tc:opendocument:xmlns:</text:user-field-get>chart<text:user-field-get text:name="DefaultNamespaceVersion">:1.0</text:user-field-get>"</text:p>
      <text:p text:style-name="RelaxNG"><text:tab/>xmlns:form="<text:user-field-get text:name="DefaultNamespace">urn:oasis:names:tc:opendocument:xmlns:</text:user-field-get>form<text:user-field-get text:name="DefaultNamespaceVersion">:1.0</text:user-field-get>"</text:p>
      <text:p text:style-name="RelaxNG"><text:tab/>xmlns:script="<text:user-field-get text:name="DefaultNamespace">urn:oasis:names:tc:opendocument:xmlns:</text:user-field-get>script<text:user-field-get text:name="DefaultNamespaceVersion">:1.0</text:user-field-get>"</text:p>
      <text:p text:style-name="RelaxNG"><text:tab/>xmlns:style="<text:user-field-get text:name="DefaultNamespace">urn:oasis:names:tc:opendocument:xmlns:</text:user-field-get>style<text:user-field-get text:name="DefaultNamespaceVersion">:1.0</text:user-field-get>"</text:p>
      <text:p text:style-name="RelaxNG"><text:tab/>xmlns:number="<text:user-field-get text:name="DefaultNamespace">urn:oasis:names:tc:opendocument:xmlns:</text:user-field-get>datastyle<text:user-field-get text:name="DefaultNamespaceVersion">:1.0</text:user-field-get>"</text:p>
      <text:p text:style-name="RelaxNG"><text:tab/>xmlns:anim="<text:user-field-get text:name="DefaultNamespace">urn:oasis:names:tc:opendocument:xmlns:</text:user-field-get>animation<text:user-field-get text:name="DefaultNamespaceVersion">:1.0</text:user-field-get>"</text:p>
      <text:p text:style-name="RelaxNG"/>
      <text:p text:style-name="RelaxNG"><text:tab/>xmlns:dc="http://purl.org/dc/elements/1.1/"</text:p>
      <text:p text:style-name="RelaxNG"><text:tab/>xmlns:xlink="http://www.w3.org/1999/xlink"</text:p>
      <text:p text:style-name="RelaxNG"><text:tab/>xmlns:math="http://www.w3.org/1998/Math/MathML"</text:p>
      <text:p text:style-name="RelaxNG"><text:tab/>xmlns:xforms="http://www.w3.org/2002/xforms"</text:p>
      <text:p text:style-name="RelaxNG"/>
      <text:p text:style-name="RelaxNG"><text:tab/>xmlns:fo="<text:user-field-get text:name="DefaultNamespace">urn:oasis:names:tc:opendocument:xmlns:</text:user-field-get>xsl-fo-compatible<text:user-field-get text:name="DefaultNamespaceVersion">:1.0</text:user-field-get>"</text:p>
      <text:p text:style-name="RelaxNG"><text:tab/>xmlns:svg="<text:user-field-get text:name="DefaultNamespace">urn:oasis:names:tc:opendocument:xmlns:</text:user-field-get>svg-compatible<text:user-field-get text:name="DefaultNamespaceVersion">:1.0</text:user-field-get>"</text:p>
      <text:p text:style-name="RelaxNG"><text:tab/>xmlns:smil="<text:user-field-get text:name="DefaultNamespace">urn:oasis:names:tc:opendocument:xmlns:</text:user-field-get>smil-compatible<text:user-field-get text:name="DefaultNamespaceVersion">:1.0</text:user-field-get>"</text:p>
      <text:p text:style-name="RelaxNG">&gt;</text:p>
      <text:list text:style-name="Outline" text:continue-numbering="true">
        <text:list-item>
          <text:list text:continue-numbering="true">
            <text:list-item>
              <text:h text:style-name="Heading_20_2" text:outline-level="2"><text:reference-mark text:name="Document Processing"/>Document Processing and Conformance</text:h>
            </text:list-item>
          </text:list>
        </text:list-item>
      </text:list>
      <text:p text:style-name="Text_20_body">Documents that conform to the <text:user-field-get text:name="CommitteeName">OpenDocument</text:user-field-get> specification <text:span text:style-name="RFC2119_20_Keyword">may</text:span> contain elements and attributes not specified within the <text:user-field-get text:name="CommitteeName">OpenDocument</text:user-field-get> schema. Such elements and attributes must not be part of a namespace that is defined within this specification and are called foreign elements and attributes.</text:p>
      <text:p text:style-name="Text_20_body">Conforming applications either <text:span text:style-name="RFC2119_20_Keyword">shall</text:span> read documents that are valid against the <text:user-field-get text:name="CommitteeName">OpenDocument</text:user-field-get> schema if all foreign elements and attributes are removed before validation takes place, or <text:span text:style-name="RFC2119_20_Keyword">shall</text:span> write documents that are valid against the <text:user-field-get text:name="CommitteeName">OpenDocument</text:user-field-get> schema if all foreign elements and attributes are removed before validation takes place.</text:p>
      <text:p text:style-name="Text_20_body">Conforming applications that read and write documents <text:span text:style-name="RFC2119_20_Keyword">may</text:span> preserve foreign elements and attributes.</text:p>
      <text:p text:style-name="Text_20_body">In addition to this, conforming applications should preserve meta information and the content of styles. This means:</text:p>
      <text:list text:style-name="BulletedList">
        <text:list-item>
          <text:p text:style-name="P4">The various <text:span text:style-name="Attribute">&lt;style:*-properties&gt;</text:span> elements (see section <text:reference-ref text:reference-format="chapter" text:ref-name="Formatting Property Sets"/>) <text:span text:style-name="RFC2119_20_Keyword">may</text:span> have arbitrary attributes attached and <text:span text:style-name="RFC2119_20_Keyword">may</text:span> have arbitrary element content. All attributes attached to these elements and elements contained within these elements <text:span text:style-name="RFC2119_20_Keyword">should</text:span> be preserved (see section <text:reference-ref text:reference-format="chapter" text:ref-name="Processing Rules for Formatting Properties"/>);</text:p>
        </text:list-item>
        <text:list-item>
          <text:p text:style-name="P4">elements contained within the <text:span text:style-name="Element">&lt;office:meta&gt;</text:span> element <text:span text:style-name="RFC2119_20_Keyword">may</text:span> have arbitrary element content and <text:span text:style-name="RFC2119_20_Keyword">should</text:span> be preserved (see section <text:reference-ref text:reference-format="chapter" text:ref-name="custom meta data"/>).</text:p>
        </text:list-item>
      </text:list>
      <text:p text:style-name="Text_20_body">Foreign elements <text:span text:style-name="RFC2119_20_Keyword">may</text:span> have an <text:span text:style-name="Attribute">office:process-content</text:span> attribute attached that has the value <text:span text:style-name="Attribute">true</text:span> or <text:span text:style-name="Attribute">false</text:span>. If the attribute's value is <text:span text:style-name="Attribute">true</text:span>, or if the attribute does not exist, the element's content <text:span text:style-name="RFC2119_20_Keyword">should</text:span> be processed by conforming applications. Otherwise conforming applications <text:span text:style-name="RFC2119_20_Keyword">should not</text:span> process the element's content, but <text:span text:style-name="RFC2119_20_Keyword">may</text:span> only preserve its content. If the element's content should be processed, the document itself <text:span text:style-name="RFC2119_20_Keyword">shall</text:span> be valid against the <text:user-field-get text:name="CommitteeName">OpenDocument</text:user-field-get> schema if the unknown element is replaced with its content only.</text:p>
      <text:p text:style-name="Text_20_body">Conforming applications <text:span text:style-name="RFC2119_20_Keyword">shall</text:span> read documents containing processing instructions and <text:span text:style-name="RFC2119_20_Keyword">should</text:span> preserve them.</text:p>
      <text:p text:style-name="Text_20_body">There are no rules regarding the elements and attributes that actually have to be supported by conforming applications, except that applications should not use foreign elements and attributes for features defined in the <text:user-field-get text:name="CommitteeName">OpenDocument</text:user-field-get> schema. See also appendix <text:user-field-get text:name="AppendixCoreSet">D</text:user-field-get>.</text:p>
      <text:p text:style-name="RelaxNG">&lt;define name="office-process-content"&gt;</text:p>
      <text:p text:style-name="RelaxNG"><text:tab/>&lt;optional&gt;</text:p>
      <text:p text:style-name="RelaxNG"><text:tab/><text:tab/>&lt;attribute name="office:process-content" a:defaultValue="true"&gt;</text:p>
      <text:p text:style-name="RelaxNG"><text:tab/><text:tab/><text:tab/>&lt;ref name="boolean"/&gt;</text:p>
      <text:p text:style-name="RelaxNG"><text:tab/><text:tab/>&lt;/attribute&gt;</text:p>
      <text:p text:style-name="RelaxNG"><text:tab/>&lt;/optiona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Courier New2" svg:font-family="'Courier New'" style:font-adornments="Regular" style:font-pitch="fixed"/>
    <style:font-face style:name="Courier New1" svg:font-family="'Courier New'" style:font-adornments="Standard"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847cm" fo:margin-bottom="0.212cm" fo:text-indent="0cm" style:auto-text-indent="false" fo:break-before="page" fo:padding-left="0cm" fo:padding-right="0cm" fo:padding-top="0.212cm" fo:padding-bottom="0cm" fo:border-left="none" fo:border-right="none" fo:border-top="0.002cm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margin-top="0.423cm" fo:margin-bottom="0.212cm" fo:text-indent="0cm" style:auto-text-indent="false" fo:break-before="auto" fo:break-after="auto" fo:padding="0cm" fo:border="none">
        <style:tab-stops>
          <style:tab-stop style:position="0.635cm"/>
        </style:tab-stops>
      </style:paragraph-properties>
      <style:text-properties fo:font-size="14pt" style:font-size-asian="14pt" style:font-size-complex="14pt" style:font-style-complex="italic" style:font-weight-complex="normal"/>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paragraph-properties fo:margin-left="0cm" fo:margin-right="0cm" fo:margin-top="0cm" fo:margin-bottom="0cm" fo:keep-together="always" fo:text-indent="0cm" style:auto-text-indent="false" fo:background-color="#d9d9d9" fo:padding-left="0cm" fo:padding-right="0cm" fo:padding-top="0.106cm" fo:padding-bottom="0.106cm" fo:border-left="none" fo:border-right="none" fo:border-top="0.002cm solid #000000" fo:border-bottom="0.002cm solid #000000">
        <style:tab-stops>
          <style:tab-stop style:position="0.75cm"/>
          <style:tab-stop style:position="1.499cm"/>
          <style:tab-stop style:position="2.251cm"/>
          <style:tab-stop style:position="3cm"/>
          <style:tab-stop style:position="3.75cm"/>
          <style:tab-stop style:position="4.5cm"/>
          <style:tab-stop style:position="5.249cm"/>
          <style:tab-stop style:position="6.001cm"/>
          <style:tab-stop style:position="6.75cm"/>
          <style:tab-stop style:position="7.5cm"/>
          <style:tab-stop style:position="8.25cm"/>
          <style:tab-stop style:position="8.999cm"/>
        </style:tab-stops>
        <style:background-image/>
      </style:paragraph-properties>
      <style:text-properties style:font-name="Courier New" fo:font-size="9pt" fo:language="en" fo:country="US" style:font-size-asian="9pt"/>
    </style:style>
    <style:style style:name="RelaxNG" style:family="paragraph" style:parent-style-name="Code">
      <style:paragraph-properties text:number-lines="tru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language="en" fo:country="US" style:font-name-asian="Courier New1" style:font-name-complex="Courier New1"/>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Attribute" style:family="text" style:parent-style-name="Source_20_Text">
      <style:text-properties style:font-name="Courier New2" fo:font-size="10pt" style:font-size-asian="10pt"/>
    </style:style>
    <style:style style:name="Element" style:family="text" style:parent-style-name="Source_20_Text">
      <style:text-properties style:font-name="Courier New" style:font-size-rel="-2pt" style:font-size-rel-asian="-2pt"/>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BulletedList">
      <text:list-level-style-bullet text:level="1" text:style-name="Bullet_20_Symbols" text:bullet-char="•">
        <style:list-level-properties text:min-label-width="0.64cm"/>
        <style:text-properties style:font-name="Aharoni"/>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Bernhard Haumacher</meta:initial-creator>
    <meta:creation-date>2007-05-28T22:34:28</meta:creation-date>
    <dc:creator>Bernhard Haumacher</dc:creator>
    <dc:date>2007-05-28T22:34:45</dc:date>
    <dc:language>de-DE</dc:language>
    <meta:editing-cycles>2</meta:editing-cycles>
    <meta:editing-duration>PT18S</meta:editing-duration>
    <meta:user-defined meta:name="Info 1"/>
    <meta:user-defined meta:name="Info 2"/>
    <meta:user-defined meta:name="Info 3"/>
    <meta:user-defined meta:name="Info 4"/>
    <meta:document-statistic meta:table-count="3" meta:image-count="0" meta:object-count="0" meta:page-count="4" meta:paragraph-count="146" meta:word-count="1200" meta:character-count="8295"/>
  </office:meta>
</office:document-meta>
</file>